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T1" style:family="text">
      <style:text-properties fo:font-weight="bold"/>
    </style:style>
    <style:style style:name="T2" style:family="text">
      <style:text-properties fo:color="#00ff00"/>
    </style:style>
    <style:style style:name="T3" style:family="text">
      <style:text-properties fo: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PHP 7.4 / 7.3 / 7.2 / 7.1 on Debian 10 / Debian 9 </text:h>
      <text:p text:style-name="P2"><text:a xlink:type="simple" xlink:href="https://www.itzgeek.com/author/admin" text:style-name="Internet_20_link" text:visited-style-name="Visited_20_Internet_20_Link"><text:span text:style-name="T1">Raj</text:span></text:a><text:a xlink:type="simple" xlink:href="https://www.itzgeek.com/author/admin" text:style-name="Internet_20_link" text:visited-style-name="Visited_20_Internet_20_Link"> </text:a><text:span text:style-name="T1">Jan 11, 2020</text:span> </text:p>
      <text:p text:style-name="Text_20_body"><text:a xlink:type="simple" xlink:href="https://www.php.net/" office:target-frame-name="_blank" xlink:show="new" text:style-name="Internet_20_link" text:visited-style-name="Visited_20_Internet_20_Link">PHP</text:a> is an open-source programming language used for web development, created by Rasmus Lerdorf. It is an HTML-embedded scripting language for creating dynamic web sites.</text:p>
      <text:p text:style-name="Text_20_body">In this post, we will see how to install PHP 7.4 / 7.3 / 7.2 / 7.1 on <text:a xlink:type="simple" xlink:href="https://www.itzgeek.com/tag/debian-10" text:style-name="Internet_20_link" text:visited-style-name="Visited_20_Internet_20_Link">Debian 10</text:a> / <text:a xlink:type="simple" xlink:href="https://www.itzgeek.com/tag/debian-9" text:style-name="Internet_20_link" text:visited-style-name="Visited_20_Internet_20_Link">Debian 9</text:a>.</text:p>
      <text:h text:style-name="Heading_20_2" text:outline-level="2"><text:bookmark text:name="Add_PHP_Repository"/>Add PHP Repository</text:h>
      <text:p text:style-name="Text_20_body"><text:a xlink:type="simple" xlink:href="https://deb.sury.org/" office:target-frame-name="_blank" xlink:show="new" text:style-name="Internet_20_link" text:visited-style-name="Visited_20_Internet_20_Link">SURY</text:a>, a third-party repository which offers PHP 7.4 / 7.3 / 7.2 / 7.1 for Debian operating system.</text:p>
      <text:p text:style-name="Text_20_body">By default, Debian 10 ships PHP v7.3. So, you can either install PHP v7.3 from Debian repository or SURY repository. Skip this section if you want to install PHP 7.3 from the Debian repository. However, if you want to install PHP 7.4 / 7.2 / 7.1 on Debian 10, you must set up SURY repository.</text:p>
      <text:p text:style-name="Text_20_body">Update the repository cache.</text:p>
      <text:p text:style-name="P1">sudo apt update</text:p>
      <text:p text:style-name="Text_20_body">Install the below packages.</text:p>
      <text:p text:style-name="P1">sudo apt install -y curl wget gnupg2 ca-certificates lsb-release apt-transport-https</text:p>
      <text:p text:style-name="Text_20_body">Import the public using the below commands.</text:p>
      <text:p text:style-name="Preformatted_20_Text">wget https://packages.sury.org/php/apt.gpg</text:p>
      <text:p text:style-name="Preformatted_20_Text"/>
      <text:p text:style-name="P1">sudo apt-key add apt.gpg</text:p>
      <text:p text:style-name="Text_20_body">Add the SURY repository to your system.</text:p>
      <text:p text:style-name="P1">echo "deb https://packages.sury.org/php/ $(lsb_release -sc) main" | sudo tee /etc/apt/sources.list.d/php7.list</text:p>
      <text:p text:style-name="Text_20_body">Update the repository index.</text:p>
      <text:p text:style-name="P1">sudo apt update</text:p>
      <text:h text:style-name="Heading_20_2" text:outline-level="2"><text:bookmark text:name="Install_PHP"/>Install PHP</text:h>
      <text:h text:style-name="Heading_20_3" text:outline-level="3"><text:bookmark text:name="Install_PHP_7_4_on_Debian_10_/_Debian_9"/>Install PHP 7.4 on Debian 10 / Debian 9</text:h>
      <text:p text:style-name="Text_20_body">Install PHP v7.4 with the following command.</text:p>
      <text:p text:style-name="P1">sudo apt install -y php7.4 php7.4-cli php7.4-common</text:p>
      <text:h text:style-name="Heading_20_3" text:outline-level="3"><text:bookmark text:name="Install_PHP_7_3_on_Debian_10_/_Debian_9"/>Install PHP 7.3 on Debian 10 / Debian 9</text:h>
      <text:p text:style-name="Text_20_body">Install PHP v7.3 with the following command.</text:p>
      <text:p text:style-name="P1"><text:soft-page-break/>sudo apt install -y php7.3 php7.3-cli php7.3-common</text:p>
      <text:h text:style-name="Heading_20_3" text:outline-level="3"><text:bookmark text:name="Install_PHP_7_2_on_Debian_10_/_Debian_9"/>Install PHP 7.2 on Debian 10 / Debian 9</text:h>
      <text:p text:style-name="Text_20_body">Install PHP v7.2 with the following command.</text:p>
      <text:p text:style-name="P1">sudo apt install -y php7.2 php7.2-cli php7.2-common</text:p>
      <text:h text:style-name="Heading_20_3" text:outline-level="3"><text:bookmark text:name="Install_PHP_7_1_on_Debian_10_/_Debian_9"/>Install PHP 7.1 on Debian 10 / Debian 9</text:h>
      <text:p text:style-name="Text_20_body">Install PHP v7.1 with the following command.</text:p>
      <text:p text:style-name="P1">sudo apt install -y php7.1 php7.1-cli php7.1-common</text:p>
      <text:p text:style-name="Text_20_body">You can also have multiple PHP versions on your system. Each PHP version will have separate configuration files under /etc/php/7.X directory.</text:p>
      <text:h text:style-name="Heading_20_2" text:outline-level="2"><text:bookmark text:name="Set_Default_PHP_Version"/>Set Default PHP Version</text:h>
      <text:p text:style-name="Text_20_body">You can set the default PHP version with the below command incase your system has multiple PHP versions. Change php7.3 with the version you want to set as the default PHP version.</text:p>
      <text:p text:style-name="P1">sudo update-alternatives --set php /usr/bin/<text:span text:style-name="Strong_20_Emphasis"><text:span text:style-name="T2">php7.3</text:span></text:span></text:p>
      <text:h text:style-name="Heading_20_2" text:outline-level="2"><text:bookmark text:name="Check_PHP_Version"/>Check PHP Version</text:h>
      <text:p text:style-name="Text_20_body">Once you installed the PHP, check the version.</text:p>
      <text:p text:style-name="P1">php -v</text:p>
      <text:p text:style-name="Text_20_body"><text:span text:style-name="Strong_20_Emphasis">Output:</text:span></text:p>
      <text:p text:style-name="Preformatted_20_Text">PHP 7.4.1 (cli) (built: Dec 18 2019 15:00:01) ( NTS )</text:p>
      <text:p text:style-name="Preformatted_20_Text">Copyright (c) The PHP Group</text:p>
      <text:p text:style-name="Preformatted_20_Text">Zend Engine v3.4.0, Copyright (c) Zend Technologies</text:p>
      <text:p text:style-name="P1"><text:s text:c="4"/>with Zend OPcache v7.4.1, Copyright (c), by Zend Technologies</text:p>
      <text:h text:style-name="Heading_20_2" text:outline-level="2"><text:bookmark text:name="PHP_Support_for_Web_Server"/>PHP Support for Web Server</text:h>
      <text:p text:style-name="Text_20_body">Both Apache and Nginx do not support processing of PHP files by default when the browser requests the PHP page. So, we need to install the PHP package on the server to support PHP files.</text:p>
      <text:h text:style-name="Heading_20_3" text:outline-level="3"><text:bookmark text:name="PHP_Support_for_Apache"/>PHP Support for Apache</text:h>
      <text:p text:style-name="Text_20_body">You can install a below package with Apache webserver to support PHP. This package provides the PHP modules for Apache 2 web server. Change PHP version, if required</text:p>
      <text:p text:style-name="P1">sudo apt install -y apache2 libapache2-mod-php7.4</text:p>
      <text:h text:style-name="Heading_20_3" text:outline-level="3"><text:bookmark text:name="PHP_Support_for_Ngnix"/>PHP Support for Ngnix</text:h>
      <text:p text:style-name="Text_20_body">Nginx does not have a PHP modules package to support PHP. But, we can use the PHP FastCGI Process Manager to handle PHP requests. Change PHP version, if required</text:p>
      <text:p text:style-name="P1"><text:soft-page-break/>sudo apt install -y php7.4-fpm</text:p>
      <text:p text:style-name="Text_20_body">Once you have installed FastCGI manager, add socket details in Nginx virtual host.</text:p>
      <text:p text:style-name="Preformatted_20_Text">server {</text:p>
      <text:p text:style-name="Preformatted_20_Text"/>
      <text:p text:style-name="Preformatted_20_Text"><text:span text:style-name="Strong_20_Emphasis"><text:span text:style-name="T3"># other codes</text:span></text:span></text:p>
      <text:p text:style-name="Preformatted_20_Text"/>
      <text:p text:style-name="Preformatted_20_Text"><text:s text:c="2"/>location ~* \.php$ {</text:p>
      <text:p text:style-name="Preformatted_20_Text"><text:s text:c="4"/>fastcgi_pass <text:span text:style-name="Strong_20_Emphasis"><text:span text:style-name="T2">unix:/run/php/php7.4-fpm.sock</text:span></text:span>;</text:p>
      <text:p text:style-name="Preformatted_20_Text"><text:s text:c="4"/>include <text:s text:c="8"/>fastcgi_params;</text:p>
      <text:p text:style-name="Preformatted_20_Text"><text:s text:c="4"/>fastcgi_param <text:s text:c="2"/>SCRIPT_FILENAME <text:s text:c="3"/>$document_root$fastcgi_script_name;</text:p>
      <text:p text:style-name="Preformatted_20_Text"><text:s text:c="4"/>fastcgi_param <text:s text:c="2"/>SCRIPT_NAME <text:s text:c="7"/>$fastcgi_script_name;</text:p>
      <text:p text:style-name="Preformatted_20_Text"><text:s text:c="2"/>}</text:p>
      <text:p text:style-name="P1">}</text:p>
      <text:h text:style-name="Heading_20_2" text:outline-level="2"><text:bookmark text:name="Install_PHP_Extensions"/>Install PHP Extensions</text:h>
      <text:p text:style-name="Text_20_body">PHP extensions enable specific functions/support for your code. For example, installing PHP MySQL extension will let your PHP code to connect with the MySQL database.</text:p>
      <text:p text:style-name="Text_20_body">PHP extensions package is normally named like php&lt;version&gt;-&lt;extn_name&gt;. </text:p>
      <text:p text:style-name="Text_20_body">To install MySQL support for PHP v7.4, you can install <text:span text:style-name="Source_20_Text">php7.4-mysql</text:span> package.</text:p>
      <text:p text:style-name="P1">sudo apt install -y php7.4-mysql</text:p>
      <text:p text:style-name="Text_20_body">Once you have installed a required extension, use the below command to verify it.</text:p>
      <text:p text:style-name="P1">php -m | grep -i mysql</text:p>
      <text:p text:style-name="Text_20_body"><text:span text:style-name="Strong_20_Emphasis">Output:</text:span></text:p>
      <text:p text:style-name="Preformatted_20_Text">mysqli</text:p>
      <text:p text:style-name="Preformatted_20_Text"><text:span text:style-name="Strong_20_Emphasis"><text:span text:style-name="T2">mysqlnd</text:span></text:span></text:p>
      <text:p text:style-name="P1">pdo_mysql</text:p>
      <text:h text:style-name="Heading_20_2" text:outline-level="2"><text:bookmark text:name="PHP_Extensions_for_CMS"/>PHP Extensions for CMS</text:h>
      <text:h text:style-name="Heading_20_3" text:outline-level="3"><text:bookmark text:name="PHP_Extensions_for_WordPress"/>PHP Extensions for WordPress</text:h>
      <text:p text:style-name="Text_20_body">The following extensions are required to install and run WordPress on your Debian system. WordPress recommends having PHP v7.3 for the installation.</text:p>
      <text:p text:style-name="P1">sudo apt install -y php7.3-mysql php7.3-dom php7.3-simplexml php7.3-ssh2 php7.3-xml php7.3-xmlreader php7.3-curl <text:s/>php7.3-exif <text:s/>php7.3-ftp php7.3-gd <text:s/>php7.3-iconv php7.3-imagick php7.3-json <text:s/>php7.3-mbstring php7.3-posix php7.3-sockets php7.3-tokenizer</text:p>
      <text:h text:style-name="Heading_20_3" text:outline-level="3"><text:bookmark text:name="PHP_Extensions_for_Joomla"/>PHP Extensions for Joomla</text:h>
      <text:p text:style-name="Text_20_body">The following extensions are required to install and run Joomla on your Debian system. Joomla requires PHP v7.1 and above.</text:p>
      <text:p text:style-name="P1">sudo apt install -y php7.3-mysql php7.3-xml php-pear php7.3-json</text:p>
      <text:h text:style-name="Heading_20_3" text:outline-level="3"><text:bookmark text:name="PHP_Extensions_for_Drupal"/><text:soft-page-break/>PHP Extensions for Drupal</text:h>
      <text:p text:style-name="Text_20_body">The following extensions are required to install and run Drupal on your Debian system. Drupal requires PHP v7.1 and above.</text:p>
      <text:p text:style-name="P1">sudo apt install -y php7.3-mysql php7.3-dom php7.3-gd php7.3-json php7.3-pdo php7.3-simplexml php7.3-tokenizer php7.3-xml</text:p>
      <text:h text:style-name="Heading_20_2" text:outline-level="2"><text:bookmark text:name="Conclusion"/>Conclusion</text:h>
      <text:p text:style-name="Text_20_body">That’s All. Please share your feedback in the comments section.</text:p>
      <text:p text:style-name="Standard"><text:a xlink:type="simple" xlink:href="https://www.itzgeek.com/how-tos/linux/debian/how-to-install-php-7-3-7-2-7-1-on-debian-10-debian-9-debian-8.html" text:style-name="Internet_20_link" text:visited-style-name="Visited_20_Internet_20_Link">https://www.itzgeek.com/how-tos/linux/debian/how-to-install-php-7-3-7-2-7-1-on-debian-10-debian-9-debian-8.html</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9T23:15:21.209007387</meta:creation-date>
    <dc:date>2020-12-19T23:16:22.664813835</dc:date>
    <meta:editing-duration>PT1M3S</meta:editing-duration>
    <meta:editing-cycles>2</meta:editing-cycles>
    <meta:generator>LibreOffice/6.4.6.2$Linux_X86_64 LibreOffice_project/40$Build-2</meta:generator>
    <meta:document-statistic meta:table-count="0" meta:image-count="0" meta:object-count="0" meta:page-count="4" meta:paragraph-count="85" meta:word-count="764" meta:character-count="5032" meta:non-whitespace-character-count="4301"/>
  </office:meta>
</office:document-meta>
</file>